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 Display" svg:font-family="'Aptos Display'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>
      <style:text-properties officeooo:paragraph-rsid="001343ee"/>
    </style:style>
    <style:style style:name="P2" style:family="paragraph" style:parent-style-name="First_20_Paragraph">
      <style:text-properties officeooo:paragraph-rsid="001343ee"/>
    </style:style>
    <style:style style:name="P3" style:family="paragraph" style:parent-style-name="Heading_20_3">
      <style:text-properties officeooo:paragraph-rsid="001343ee"/>
    </style:style>
    <style:style style:name="P4" style:family="paragraph" style:parent-style-name="Compact" style:list-style-name="WWNum1001">
      <style:text-properties officeooo:paragraph-rsid="001343ee"/>
    </style:style>
    <style:style style:name="P5" style:family="paragraph" style:parent-style-name="Compact" style:list-style-name="WWNum1002">
      <style:text-properties officeooo:paragraph-rsid="001343ee"/>
    </style:style>
    <style:style style:name="P6" style:family="paragraph" style:parent-style-name="Source_20_Code">
      <style:text-properties officeooo:paragraph-rsid="001343ee"/>
    </style:style>
    <style:style style:name="P7" style:family="paragraph" style:parent-style-name="Compact" style:list-style-name="WWNum1003">
      <style:text-properties officeooo:paragraph-rsid="001343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ject 1: <text:span text:style-name="T1">Pathogen Genome Variant Analysis Pipeline</text:span></text:h>
      <text:p text:style-name="P2"><text:span text:style-name="T2">Develop a Snakemake pipeline to analyze a bacterial whole-genome sequencing (WGS) sample for species identification and variant calling, simulating a clinical diagnostics scenario.</text:span></text:p>
      <text:h text:style-name="P3" text:outline-level="3"><text:bookmark-start text:name="objective"/>Objective</text:h>
      <text:p text:style-name="P2">This project focuses on <text:span text:style-name="T1">microbial genomics</text:span> by analyzing a single pathogen’s genome from raw sequencing reads to detected variants. Whole-genome sequencing is increasingly used in clinical microbiology to identify pathogens and genetic markers (e.g. antibiotic resistance mutations)<text:a xlink:type="simple" xlink:href="https://pubmed.ncbi.nlm.nih.gov/31538184/#:~:text=Next,exact%20details%20of%20implementation%20and" text:style-name="Internet_20_link" text:visited-style-name="Visited_20_Internet_20_Link"><text:span text:style-name="Internet_20_link">[3]</text:span></text:a>. The pipeline will map sequencing reads to a reference genome and call genomic variants<text:a xlink:type="simple" xlink:href="https://snakemake.readthedocs.io/en/stable/tutorial/basics.html#:~:text=In%20the%20following%2C%20we%20will,background%20in%20the%20following%20paragraph" text:style-name="Internet_20_link" text:visited-style-name="Visited_20_Internet_20_Link"><text:span text:style-name="Internet_20_link">[4]</text:span></text:a>, emulating how clinical labs might detect strain differences or resistance-associated mutations.<text:bookmark-end text:name="objective"/></text:p>
      <text:h text:style-name="P3" text:outline-level="3"><text:bookmark-start text:name="dataset-tools"/>Dataset &amp; Tools</text:h>
      <text:list xml:id="list164868328" text:style-name="WWNum1001">
        <text:list-item>
          <text:p text:style-name="P4"><text:span text:style-name="T1">Dataset:</text:span> Illumina short-read data from a public bacterial isolate. For example, a <text:span text:style-name="T2">Klebsiella pneumoniae</text:span> genome run from NCBI SRA (e.g., SRR1212345) or an <text:span text:style-name="T2">E. coli</text:span> Illumina sample. A reference genome (FASTA) for the species will be obtained from NCBI RefSeq. (Using a small subset of reads if needed to fit runtime.)</text:p>
        </text:list-item>
        <text:list-item>
          <text:p text:style-name="P4"><text:span text:style-name="T1">Tools:</text:span> Snakemake for workflow management; FastQC for raw read QC; Trimmomatic or fastp for adapter trimming; BWA for read alignment; Samtools for BAM processing; FreeBayes or Bcftools for variant calling; (Optional: <text:span text:style-name="Verbatim_20_Char">bedtools/BLAST</text:span> to check if variants hit known resistance genes). All tools will be managed via conda environments for reproducibility.<text:bookmark-end text:name="dataset-tools"/></text:p>
        </text:list-item>
      </text:list>
      <text:h text:style-name="P3" text:outline-level="3"><text:bookmark-start text:name="methodology"/>Methodology</text:h>
      <text:list text:style-name="WWNum1002">
        <text:list-item text:start-value="1">
          <text:p text:style-name="P5"><text:span text:style-name="T1">Data QC:</text:span> Perform quality control on raw reads (FastQC report) and trimming of low-quality bases/adapters.</text:p>
        </text:list-item>
        <text:list-item>
          <text:p text:style-name="P5"><text:span text:style-name="T1">Alignment:</text:span> Align filtered reads to the reference genome using BWA, producing a sorted BAM file<text:a xlink:type="simple" xlink:href="https://snakemake.readthedocs.io/en/stable/tutorial/basics.html#:~:text=rule%20bwa_map%3A%20input%3A%20,%3E%20%7Boutput" text:style-name="Internet_20_link" text:visited-style-name="Visited_20_Internet_20_Link"><text:span text:style-name="Internet_20_link">[5]</text:span></text:a>.</text:p>
        </text:list-item>
        <text:list-item>
          <text:p text:style-name="P5"><text:span text:style-name="T1">Variant Calling:</text:span> Call variants (SNPs/indels) from the BAM against the reference using FreeBayes or bcftools, generating a VCF file of differences.</text:p>
        </text:list-item>
        <text:list-item>
          <text:p text:style-name="P5"><text:span text:style-name="T1">Analysis:</text:span> Parse the VCF to identify notable variants. For example, highlight any variant in genes related to drug resistance or virulence (if known).</text:p>
        </text:list-item>
        <text:list-item>
          <text:p text:style-name="P5"><text:span text:style-name="T1">Results Summary:</text:span> Produce a brief report (e.g., a table of high-confidence variants with annotations). Possibly visualize coverage or variant effects if time permits.</text:p>
        </text:list-item>
        <text:list-item>
          <text:p text:style-name="P5"><text:span text:style-name="T1">Reflection:</text:span> Include a short discussion on the pipeline’s relevance to diagnostics (e.g. how WGS can rapidly identify species and resistance markers<text:a xlink:type="simple" xlink:href="https://pubmed.ncbi.nlm.nih.gov/31538184/#:~:text=Next,exact%20details%20of%20implementation%20and" text:style-name="Internet_20_link" text:visited-style-name="Visited_20_Internet_20_Link"><text:span text:style-name="Internet_20_link">[3]</text:span></text:a>) and note any limitations (speed, coverage requirements, etc.).<text:bookmark-end text:name="methodology"/></text:p>
        </text:list-item>
      </text:list>
      <text:h text:style-name="P3" text:outline-level="3"><text:bookmark-start text:name="project-repository-structure"/>Project Repository Structure</text:h>
      <text:p text:style-name="P2">Each project will use a structured Git repository to ensure clarity and reproducibility<text:a xlink:type="simple" xlink:href="https://snakemake.readthedocs.io/en/stable/snakefiles/deployment.html#:~:text=It%20is%20recommended%20to%20store,repository%20of%20the%20following%20structure" text:style-name="Internet_20_link" text:visited-style-name="Visited_20_Internet_20_Link"><text:span text:style-name="Internet_20_link">[1]</text:span></text:a>. For Project 1:</text:p>
      <text:p text:style-name="P6"><text:span text:style-name="Verbatim_20_Char">pathogen-genome-variant-analysis/</text:span><text:line-break/><text:span text:style-name="Verbatim_20_Char">├── data/ <text:s text:c="18"/># Input data (sample reads FASTQ, reference genome FASTA)</text:span><text:line-break/><text:soft-page-break/><text:span text:style-name="Verbatim_20_Char">├── workflow/ <text:s text:c="14"/># Snakemake workflow files and scripts </text:span><text:line-break/><text:span text:style-name="Verbatim_20_Char">│ <text:s text:c="2"/>├── Snakefile <text:s text:c="10"/># Main Snakemake pipeline definition </text:span><text:line-break/><text:span text:style-name="Verbatim_20_Char">│ <text:s text:c="2"/>└── rules/ <text:s text:c="13"/># (Optional) Additional Snakemake rule modules</text:span><text:line-break/><text:span text:style-name="Verbatim_20_Char">├── envs/ <text:s text:c="18"/># Conda environment YAMLs for tools (e.g., bwa.yaml, qc.yaml)</text:span><text:line-break/><text:span text:style-name="Verbatim_20_Char">├── results/ <text:s text:c="15"/># Output files (QC reports, BAM, VCF, summary tables)</text:span><text:line-break/><text:span text:style-name="Verbatim_20_Char">└── README.md <text:s text:c="14"/># Documentation (overview, methods, usage, results, reflection)</text:span></text:p>
      <text:p text:style-name="P2"><text:span text:style-name="T2">Note:</text:span> The <text:span text:style-name="Verbatim_20_Char">Snakefile</text:span> will define rules for each step (QC, alignment, variant calling, etc.), linking inputs to outputs. Using Snakemake’s integrated package management (<text:span text:style-name="Verbatim_20_Char">--use-conda</text:span>), each rule’s environment (software versions) is captured for reproducibility. The repository will include instructions to obtain or simulate the dataset (to avoid large files on GitHub).<text:bookmark-end text:name="project-repository-structure"/></text:p>
      <text:h text:style-name="P3" text:outline-level="3"><text:bookmark-start text:name="expected-deliverables"/>Expected Deliverables</text:h>
      <text:list text:continue-list="list164868328" text:style-name="WWNum1003">
        <text:list-item>
          <text:p text:style-name="P7"><text:span text:style-name="T1">Fully documented GitHub repository</text:span> with the above structure, containing all code (Snakefile, scripts) and a comprehensive <text:span text:style-name="Verbatim_20_Char">README.md</text:span>.</text:p>
        </text:list-item>
        <text:list-item>
          <text:p text:style-name="P7"><text:span text:style-name="T1">Snakemake workflow</text:span> that automates the WGS analysis end-to-end (from FASTQ to VCF)<text:a xlink:type="simple" xlink:href="https://snakemake.readthedocs.io/en/stable/tutorial/basics.html#:~:text=In%20the%20following%2C%20we%20will,background%20in%20the%20following%20paragraph" text:style-name="Internet_20_link" text:visited-style-name="Visited_20_Internet_20_Link"><text:span text:style-name="Internet_20_link">[4]</text:span></text:a>.</text:p>
        </text:list-item>
        <text:list-item>
          <text:p text:style-name="P7"><text:span text:style-name="T1">Example output files</text:span>: trimmed reads, alignment BAM, variant VCF, and a short report or table of key variants.</text:p>
        </text:list-item>
        <text:list-item>
          <text:p text:style-name="P7"><text:span text:style-name="T1">Project report</text:span> in the README: including an overview of the approach, a description of the dataset, methods (with code snippets), summary of results (e.g. “X variants were found; one non-synonymous SNP in gene <text:span text:style-name="T3">gyrA</text:span> associated with fluoroquinolone resistance was detected”), and a brief reflection on the pipeline’s diagnostic utility.</text:p>
        </text:list-item>
        <text:list-item>
          <text:p text:style-name="P7">The README will also detail how to run the pipeline (e.g. <text:span text:style-name="Verbatim_20_Char">snakemake --use-conda --cores 4</text:span>) and how it ensures reproducibility (mentioning fixed versions in conda environment and references to standards).<text:bookmark-end text:name="expected-deliverables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 Display" svg:font-family="'Aptos Display'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Compact" style:family="paragraph" style:parent-style-name="Text_20_body">
      <style:paragraph-properties fo:margin-top="0.0252in" fo:margin-bottom="0.0252in" style:contextual-spacing="false"/>
    </style:style>
    <style:style style:name="Heading_20_2" style:display-name="Heading 2" style:family="paragraph" style:parent-style-name="Standard" style:next-style-name="Text_20_body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irst_20_Paragraph" style:display-name="First Paragraph" style:family="paragraph" style:parent-style-name="Text_20_body" style:next-style-name="Text_20_body"/>
    <style:style style:name="Heading_20_3" style:display-name="Heading 3" style:family="paragraph" style:parent-style-name="Standard" style:next-style-name="Text_20_body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23:05:41.680708000</meta:creation-date>
    <dc:date>2025-09-19T23:06:35.264624000</dc:date>
    <meta:editing-duration>PT53S</meta:editing-duration>
    <meta:editing-cycles>1</meta:editing-cycles>
    <meta:document-statistic meta:table-count="0" meta:image-count="0" meta:object-count="0" meta:page-count="2" meta:paragraph-count="24" meta:word-count="605" meta:character-count="4275" meta:non-whitespace-character-count="3602"/>
    <meta:generator>LibreOffice/25.2.1.2$MacOSX_AARCH64 LibreOffice_project/d3abf4aee5fd705e4a92bba33a32f40bc4e56f49</meta:generator>
  </office:meta>
</office:document-meta>
</file>